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P20" style:parent-style-name="Základnítext" style:family="paragraph">
      <style:paragraph-properties fo:text-align="start"/>
    </style:style>
    <style:style style:name="P21" style:parent-style-name="Základnítext" style:family="paragraph">
      <style:paragraph-properties fo:text-align="start"/>
    </style:style>
    <style:style style:name="P22" style:parent-style-name="Základnítext" style:family="paragraph">
      <style:paragraph-properties fo:text-align="start"/>
    </style:style>
    <style:style style:name="P23" style:parent-style-name="Základnítext" style:family="paragraph">
      <style:paragraph-properties fo:text-align="start"/>
    </style:style>
    <style:style style:name="P24" style:parent-style-name="Základnítext" style:family="paragraph">
      <style:paragraph-properties fo:text-align="start"/>
    </style:style>
    <style:style style:name="P25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3/2023</text:p>
            <text:p text:style-name="Normální">KVOP-41993/2023</text:p>
            <text:p text:style-name="Normální">09. 11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K. K.</text:p>
            <text:p text:style-name="Normální"/>
            <text:p text:style-name="P17">e-mail:<text:s/></text:p>
            <text:p text:style-name="Normální"><text:s text:c="5"/></text:p>
            <text:p text:style-name="Normální"><text:s/><text:s/><text:s text:c="5"/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á<text:s/>paní<text:s/>K.,</text:p>
      <text:p text:style-name="P18">dne<text:s/>6.<text:s/>11.<text:s/>2023 obdržela Kancelář veřejného ochránce práv Vaši žádost o informace. Žádáte o zaslání<text:s/>nejnovější zprávy ze systematických návštěv veřejného ochránce práv v oblasti vězeňství a také Sborníku stanovisek veřejného ochránce práv v oblasti vězeňství.<text:s/></text:p>
      <text:p text:style-name="P19"><text:span text:style-name="Silné">Dáváme</text:span><text:span text:style-name="Silné"><text:s/></text:span><text:span text:style-name="Silné">Vám tyto</text:span><text:span text:style-name="Silné"><text:s/>informace</text:span>:</text:p>
      <text:p text:style-name="P20">V oblasti vězeňství vydala Kancelář veřejného ochránce práv vyjma<text:s/><text:a xlink:href="https://www.ochrance.cz/uploads-import/ochrana_osob/ZARIZENI/Veznice/Veznice-2016.pdf" office:target-frame-name="_top" xlink:show="replace"><text:span text:style-name="Hypertextovýodkaz">zprávy ze systematických návštěv věznic pro výkon trestu z roku 2016</text:span></text:a><text:s/>ještě<text:s/><text:a xlink:href="https://www.ochrance.cz/uploads-import/ESO/5-2019-NZ-MKL_Souhrna_zprava_zabezpecovaci_detence.pdf" office:target-frame-name="_top" xlink:show="replace"><text:span text:style-name="Hypertextovýodkaz">Zprávu ze systematických návštěv zařízení pro výkon zabezpečovací detence (2019)</text:span></text:a><text:s/>a<text:s/><text:a xlink:href="https://www.ochrance.cz/uploads-import/ESO/Brozura%20vazebni%20veznice%2010-22%20online.pdf" office:target-frame-name="_top" xlink:show="replace"><text:span text:style-name="Hypertextovýodkaz">Zprávu ze systematických návštěv vazebních věznic (2022)</text:span></text:a>.</text:p>
      <text:p text:style-name="P21"><text:a xlink:href="https://www.ochrance.cz/vystupy/edice-stanoviska/Sbornik_Vezenstvi_II.pdf" office:target-frame-name="_top" xlink:show="replace"><text:span text:style-name="Hypertextovýodkaz">Sborník stanovisek veřejného ochránce práv Vězeňství II z roku 2019</text:span></text:a><text:s/>je dosud poslední vydaný. Novější vydání se v současné době nepřipravuje ani neplánuje.</text:p>
      <text:p text:style-name="P22">Všechny zmíněné publikace jsou veřejně dostupné zde:<text:s/><text:a xlink:href="https://www.ochrance.cz/potrebuji-pomoc/omezeni-na-svobode/" office:target-frame-name="_top" xlink:show="replace"><text:span text:style-name="Hypertextovýodkaz">https://www.ochrance.cz/potrebuji-pomoc/omezeni-na-svobode/</text:span></text:a><text:s/></text:p>
      <text:p text:style-name="P23">S pozdravem</text:p>
      <text:p text:style-name="P24"/>
      <text:p text:style-name="P25">JUDr. Pavel Pořízek, Ph.D. v. r.</text:p>
      <text:p text:style-name="podpis">vedoucí Kanceláře veřejného ochránce práv</text:p>
      <text:p text:style-name="podpis">(dokument je elektronicky podepsán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YYIW*</text:span>*KVOPX00DYYIW*</text:p>
        <text:p text:style-name="P12"><text:span text:style-name="T13">KVOPX00DYYIW</text:span>KVOPX00DYYI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2-01T09:57:00Z</meta:creation-date>
    <dc:date>2023-12-01T09:57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3" meta:word-count="263" meta:character-count="1817" meta:row-count="12" meta:non-whitespace-character-count="1557"/>
  </office:meta>
</office:document-meta>
</file>